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36621a"/>
    </style:style>
    <style:style style:name="P2" style:family="paragraph" style:parent-style-name="Heading_20_1" style:master-page-name="Right_20_Page">
      <style:paragraph-properties style:page-number="auto"/>
      <style:text-properties officeooo:rsid="0037c988" officeooo:paragraph-rsid="0037c988"/>
    </style:style>
    <style:style style:name="P3" style:family="paragraph" style:parent-style-name="Heading_20_3">
      <style:paragraph-properties fo:margin-top="0.199cm" fo:margin-bottom="0.199cm" loext:contextual-spacing="false"/>
    </style:style>
    <style:style style:name="P4" style:family="paragraph" style:parent-style-name="Heading_20_3">
      <style:text-properties officeooo:paragraph-rsid="003b710d"/>
    </style:style>
    <style:style style:name="P5" style:family="paragraph" style:parent-style-name="Heading_20_3">
      <style:paragraph-properties fo:margin-top="0.25cm" fo:margin-bottom="0.101cm" loext:contextual-spacing="false"/>
      <style:text-properties officeooo:paragraph-rsid="003980f5"/>
    </style:style>
    <style:style style:name="P6" style:family="paragraph" style:parent-style-name="Heading_20_3">
      <style:paragraph-properties fo:margin-top="0.25cm" fo:margin-bottom="0cm" loext:contextual-spacing="false"/>
    </style:style>
    <style:style style:name="P7" style:family="paragraph" style:parent-style-name="Heading_20_3">
      <style:paragraph-properties fo:margin-top="0.199cm" fo:margin-bottom="0cm" loext:contextual-spacing="false"/>
      <style:text-properties officeooo:paragraph-rsid="00387fb0"/>
    </style:style>
    <style:style style:name="P8" style:family="paragraph" style:parent-style-name="Text_20_body">
      <style:text-properties officeooo:rsid="00387fb0" officeooo:paragraph-rsid="00387fb0"/>
    </style:style>
    <style:style style:name="P9" style:family="paragraph" style:parent-style-name="Text_20_body">
      <style:text-properties officeooo:rsid="00387fb0" officeooo:paragraph-rsid="003980f5"/>
    </style:style>
    <style:style style:name="P10" style:family="paragraph" style:parent-style-name="Text_20_body">
      <style:text-properties officeooo:rsid="00387fb0" officeooo:paragraph-rsid="003b66bc"/>
    </style:style>
    <style:style style:name="P11" style:family="paragraph" style:parent-style-name="Text_20_body">
      <style:text-properties officeooo:rsid="00387fb0" officeooo:paragraph-rsid="003c7943"/>
    </style:style>
    <style:style style:name="P12" style:family="paragraph" style:parent-style-name="Text_20_body">
      <style:text-properties officeooo:paragraph-rsid="00387fb0"/>
    </style:style>
    <style:style style:name="P13" style:family="paragraph" style:parent-style-name="Text_20_body">
      <style:text-properties officeooo:rsid="003c7943" officeooo:paragraph-rsid="003c7943"/>
    </style:style>
    <style:style style:name="T1" style:family="text">
      <style:text-properties officeooo:rsid="0037c988"/>
    </style:style>
    <style:style style:name="T2" style:family="text">
      <style:text-properties officeooo:rsid="00387fb0"/>
    </style:style>
    <style:style style:name="T3" style:family="text">
      <style:text-properties officeooo:rsid="003b66bc"/>
    </style:style>
    <style:style style:name="T4" style:family="text">
      <style:text-properties officeooo:rsid="003c79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ith Or Without You</text:h>
      <text:p text:style-name="P1">(<text:span text:style-name="T1">U2</text:span>)</text:p>
      <text:p text:style-name="P8">Capo 1</text:p>
      <text:p text:style-name="Heading_20_3">[INTRO]</text:p>
      <text:p text:style-name="P8">D A Bm G <text:s text:c="4"/>x2</text:p>
      <text:p text:style-name="Heading_20_3">[VERSE 1]</text:p>
      <text:p text:style-name="P8">D <text:s text:c="9"/>A <text:s text:c="15"/>Bm</text:p>
      <text:p text:style-name="P8"><text:s text:c="2"/>See the stone set in your eyes</text:p>
      <text:p text:style-name="P8"><text:s text:c="8"/>G <text:s text:c="18"/>D</text:p>
      <text:p text:style-name="P8">See the thorn twist in your side</text:p>
      <text:p text:style-name="P8"><text:s text:c="2"/>A <text:s text:c="7"/>Bm <text:s text:c="2"/>G</text:p>
      <text:p text:style-name="P8">I wait for you</text:p>
      <text:p text:style-name="P8">D <text:s text:c="11"/>A <text:s text:c="16"/>Bm</text:p>
      <text:p text:style-name="P8"><text:s text:c="2"/>Sleight of hand and twist of fate</text:p>
      <text:p text:style-name="P8"><text:s text:c="14"/>G <text:s text:c="16"/>D</text:p>
      <text:p text:style-name="P8">On a bed of nails she makes me wait</text:p>
      <text:p text:style-name="P8"><text:s text:c="7"/>A <text:s text:c="7"/>Bm <text:s text:c="6"/>G</text:p>
      <text:p text:style-name="P8">And I wait, without you</text:p>
      <text:p text:style-name="P12"><text:span text:style-name="T2"><text:s text:c="12"/>D <text:s text:c="7"/>A <text:s text:c="13"/>Bm <text:s text:c="10"/>G</text:span></text:p>
      <text:p text:style-name="P8">With or without you <text:s text:c="4"/>With or without you</text:p>
      <text:p text:style-name="P3">[VERSE 2]</text:p>
      <text:p text:style-name="P8">D <text:s text:c="14"/>A <text:s text:c="16"/>Bm</text:p>
      <text:p text:style-name="P8"><text:s text:c="2"/>Through the storm we reach the shore</text:p>
      <text:p text:style-name="P8"><text:s text:c="12"/>G <text:s text:c="14"/>D</text:p>
      <text:p text:style-name="P8">You give it all but I want more</text:p>
      <text:p text:style-name="P8"><text:s text:c="9"/>A <text:s text:c="5"/>Bm <text:s text:c="7"/>G</text:p>
      <text:p text:style-name="P8">And I’m waiting for you</text:p>
      <text:p text:style-name="P7">[<text:span text:style-name="T2">CHORUS</text:span>]</text:p>
      <text:p text:style-name="P9"><text:s text:c="12"/>D <text:s text:c="7"/>A <text:s text:c="13"/>Bm <text:s text:c="6"/>G</text:p>
      <text:p text:style-name="P9">With or without you <text:s text:c="4"/>With or without you </text:p>
      <text:p text:style-name="P9"><text:s text:c="8"/>D <text:s text:c="4"/>A <text:s text:c="13"/>Bm <text:s text:c="6"/>G</text:p>
      <text:p text:style-name="P9">I can’t live <text:s text:c="4"/>With or without you</text:p>
      <text:p text:style-name="Heading_20_3">[INSTRUMENTAL]</text:p>
      <text:p text:style-name="P8">D A Bm G</text:p>
      <text:p text:style-name="P4"><text:soft-page-break/>[BRIDGE]</text:p>
      <text:p text:style-name="P9"><text:s text:c="8"/>D <text:s text:c="12"/>A <text:s text:c="11"/>Bm <text:s text:c="11"/>G</text:p>
      <text:p text:style-name="P9">And you give yourself away And you give yourself away</text:p>
      <text:p text:style-name="P9"><text:s text:c="8"/>D <text:s text:c="11"/>A <text:s text:c="11"/>Bm <text:s text:c="11"/>G</text:p>
      <text:p text:style-name="P9">And you give And you give And you give yourself away</text:p>
      <text:p text:style-name="Heading_20_3">[VERSE 3]</text:p>
      <text:p text:style-name="P9">D <text:s text:c="14"/>A <text:s text:c="3"/>Bm <text:s text:c="5"/>G <text:s text:c="18"/>D</text:p>
      <text:p text:style-name="P9"><text:s text:c="2"/>My hands are tied <text:s/>My body bruised, she got me with</text:p>
      <text:p text:style-name="P9"><text:s text:c="12"/>A <text:s text:c="5"/>Bm <text:s text:c="13"/>G</text:p>
      <text:p text:style-name="P9">Nothing to win and Nothing left to lose</text:p>
      <text:p text:style-name="Heading_20_3">[BRIDGE]</text:p>
      <text:p text:style-name="P9"><text:s text:c="8"/>D <text:s text:c="12"/>A <text:s text:c="11"/>Bm <text:s text:c="11"/>G</text:p>
      <text:p text:style-name="P9">And you give yourself away And you give yourself away</text:p>
      <text:p text:style-name="P9"><text:s text:c="8"/>D <text:s text:c="11"/>A <text:s text:c="11"/>Bm <text:s text:c="11"/>G</text:p>
      <text:p text:style-name="P9">And you give And you give And you give yourself away</text:p>
      <text:p text:style-name="P5">[CHORUS]</text:p>
      <text:p text:style-name="P9"><text:s text:c="12"/>D <text:s text:c="8"/>A <text:s text:c="9"/>Bm <text:s text:c="12"/>G</text:p>
      <text:p text:style-name="P9">With or without you <text:s text:c="5"/>With or without you oh-oh</text:p>
      <text:p text:style-name="P9"><text:s text:c="9"/>D <text:s text:c="4"/>A <text:s text:c="14"/>Bm <text:s text:c="6"/>G</text:p>
      <text:p text:style-name="P9">I can’t live <text:s text:c="6"/>With or without you</text:p>
      <text:p text:style-name="Heading_20_3">[INTERLUDE]</text:p>
      <text:p text:style-name="P10">D <text:s text:c="7"/>A <text:s text:c="2"/>Bm <text:s text:c="6"/>G <text:s text:c="4"/>D <text:s text:c="7"/>A <text:s text:c="2"/>Bm <text:s text:c="8"/>G</text:p>
      <text:p text:style-name="P10">Oh-oh-oh-oh <text:s/>Oh-oh-oh-oh-oh Oh-oh-oh-oh <text:s/>Oh-oh-oh</text:p>
      <text:p text:style-name="P6">[CHORUS]</text:p>
      <text:p text:style-name="P11"><text:s text:c="12"/>D <text:s text:c="7"/>A <text:s text:c="13"/>Bm <text:s text:c="9"/>G</text:p>
      <text:p text:style-name="P11">With or without you <text:s text:c="4"/>With or without you</text:p>
      <text:p text:style-name="P11"><text:s text:c="9"/>D <text:s text:c="3"/>A <text:s text:c="13"/>Bm <text:s text:c="6"/>G</text:p>
      <text:p text:style-name="P11">I can’t live <text:s text:c="4"/>With or without you</text:p>
      <text:p text:style-name="P11"><text:s text:c="12"/><text:span text:style-name="T4">D <text:s text:c="10"/>A <text:s text:c="2"/>Bm <text:s text:c="2"/>G</text:span></text:p>
      <text:p text:style-name="P13">With or without you</text:p>
      <text:p text:style-name="Heading_20_3">[OUTRO]</text:p>
      <text:p text:style-name="P8">D A Bm G <text:s text:c="4"/><text:span text:style-name="T4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2H21M9S</meta:editing-duration>
    <meta:editing-cycles>45</meta:editing-cycles>
    <meta:generator>LibreOffice/5.3.6.1$MacOSX_X86_64 LibreOffice_project/686f202eff87ef707079aeb7f485847613344eb7</meta:generator>
    <dc:title>Lyrics + Chords</dc:title>
    <dc:date>2018-02-13T18:20:32.598351556</dc:date>
    <meta:print-date>2017-04-03T12:23:29.985893000</meta:print-date>
    <meta:document-statistic meta:table-count="0" meta:image-count="0" meta:object-count="0" meta:page-count="2" meta:paragraph-count="66" meta:word-count="306" meta:character-count="2039" meta:non-whitespace-character-count="97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